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color="#008000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paragraph-properties fo:margin-left="0.026cm" fo:margin-right="0cm" fo:text-align="center" style:justify-single-word="false" fo:text-indent="0cm" style:auto-text-indent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2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Preformatted_20_Text" style:list-style-name="L3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Preformatted_20_Text" style:list-style-name="L5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Preformatted_20_Text" style:list-style-name="L2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Preformatted_20_Text" style:list-style-name="L2">
      <style:paragraph-properties fo:text-align="start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Preformatted_20_Text" style:list-style-name="L1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use-window-font-color="tru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Preformatted_20_Text" style:list-style-name="L2">
      <style:paragraph-properties fo:text-align="start" style:justify-single-word="false"/>
      <style:text-properties style:use-window-font-color="true" style:font-name="Liberation Seri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use-window-font-color="true"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7" style:family="paragraph" style:parent-style-name="Preformatted_20_Text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Preformatted_20_Text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 style:list-style-name="L5">
      <style:paragraph-properties fo:text-align="start" style:justify-single-word="false"/>
    </style:style>
    <style:style style:name="P30" style:family="paragraph" style:parent-style-name="Preformatted_20_Text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Preformatted_20_Text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32" style:family="paragraph" style:parent-style-name="Preformatted_20_Text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Preformatted_20_Text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style:font-size-asian="10.5pt" style:font-size-complex="12pt"/>
    </style:style>
    <style:style style:name="T5" style:family="text">
      <style:text-properties style:font-name="Liberation Serif" style:text-underline-style="none"/>
    </style:style>
    <style:style style:name="T6" style:family="text">
      <style:text-properties style:font-name="Liberation Serif" style:text-underline-style="none" fo:font-weight="normal" style:font-weight-asian="normal" style:font-weight-complex="normal"/>
    </style:style>
    <style:style style:name="T7" style:family="text">
      <style:text-properties style:font-name="Liberation Serif" style:text-underline-style="none" fo:font-weight="bold" style:font-weight-asian="bold" style:font-weight-complex="bold"/>
    </style:style>
    <style:style style:name="T8" style:family="text">
      <style:text-properties style:font-name="Liberation Serif" fo:font-style="italic" style:text-underline-style="none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800000"/>
    </style:style>
    <style:style style:name="T14" style:family="text">
      <style:text-properties fo:color="#800000" fo:font-style="italic" style:font-style-asian="italic" style:font-style-complex="italic"/>
    </style:style>
    <style:style style:name="T15" style:family="text">
      <style:text-properties fo:color="#808000" fo:font-style="normal" style:font-style-asian="normal" style:font-style-complex="normal"/>
    </style:style>
    <style:style style:name="T16" style:family="text">
      <style:text-properties fo:color="#000080"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17" style:family="text">
      <style:text-properties fo:color="#008000"/>
    </style:style>
    <style:style style:name="T18" style:family="text">
      <style:text-properties fo:color="#008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dd4814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dd4814" fo:font-style="normal" style:font-style-asian="normal" style:font-style-complex="normal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use-window-font-color="true" fo:font-weight="bold" style:font-weight-asian="bold" style:font-weight-complex="bold"/>
    </style:style>
    <style:style style:name="T2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style:use-window-font-color="true" fo:font-style="normal" style:font-style-asian="normal" style:font-style-complex="normal"/>
    </style:style>
    <style:style style:name="T27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dc2300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color="#99284c" fo:font-style="normal" style:font-style-asian="normal" style:font-style-complex="normal"/>
    </style:style>
    <style:style style:name="T32" style:family="text">
      <style:text-properties fo:color="#b84747"/>
    </style:style>
    <style:style style:name="T33" style:family="text">
      <style:text-properties fo:color="#b84747" fo:font-weight="bold" style:font-weight-asian="bold" style:font-weight-complex="bold"/>
    </style:style>
    <style:style style:name="T34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unctions</text:p>
      <text:p text:style-name="P2"/>
      <text:list xml:id="list301579705" text:style-name="L1">
        <text:list-item>
          <text:p text:style-name="P6">Frequent</text:p>
          <text:list>
            <text:list-item>
              <text:p text:style-name="P7">fooFunc.<text:span text:style-name="T1">defer</text:span>(2000) : set timeout, can pass custom params to fooFunc</text:p>
            </text:list-item>
            <text:list-item>
              <text:p text:style-name="P7">Ext.<text:span text:style-name="T1">onReady</text:span> (function(){}) : three args - method to invoke, the scope from which to call the method, and any options to pass to the method. </text:p>
            </text:list-item>
            <text:list-item>
              <text:p text:style-name="P7">Ext.MessageBox.<text:span text:style-name="T1">alert</text:span></text:p>
            </text:list-item>
            <text:list-item>
              <text:p text:style-name="P7">divElement.<text:span text:style-name="T1">setSize</text:span>(350,350, {<text:span text:style-name="T10">duration</text:span> :3, <text:span text:style-name="T10">easing</text:span> : 'bounceOut'}); <text:span text:style-name="T17">-&gt;2</text:span></text:p>
            </text:list-item>
            <text:list-item>
              <text:p text:style-name="P7">divElement.<text:span text:style-name="T1">createChild</text:span>(&lt;p&gt;ola&lt;span&gt;maria&lt;/span&gt;&lt;/p&gt;);</text:p>
              <text:list>
                <text:list-item>
                  <text:p text:style-name="P7">divElement.<text:span text:style-name="T1">createChild</text:span>({<text:line-break/> <text:tab/>tag : 'p',<text:line-break/><text:tab/>html : 'ola',<text:line-break/><text:tab/>children : {tag : 'span', style : 'border:1px;', html : 'Maria'}<text:line-break/>});</text:p>
                </text:list-item>
                <text:list-item>
                  <text:p text:style-name="P7">myDiv1.createChild({ <text:tab/><text:tab/>// at position 2</text:p>
                  <text:list>
                    <text:list-header>
                      <text:p text:style-name="P7">tag : 'div', </text:p>
                      <text:p text:style-name="P7">id : 'removeMeLater', </text:p>
                      <text:p text:style-name="P7">html : 'Child inserted as node 2 of myDiv1' </text:p>
                    </text:list-header>
                  </text:list>
                  <text:p text:style-name="P7">}, myDiv1.dom.childNodes[3]); </text:p>
                </text:list-item>
              </text:list>
            </text:list-item>
            <text:list-item>
              <text:p text:style-name="P7">divElement.<text:span text:style-name="T1">remove</text:span>()</text:p>
            </text:list-item>
          </text:list>
        </text:list-item>
        <text:list-item>
          <text:p text:style-name="P6">Ext</text:p>
          <text:list>
            <text:list-item>
              <text:p text:style-name="P7">Ext.<text:span text:style-name="T1">getCmp</text:span> : Cmp = component, Is a way to retrieve a reference by id from any context within your application. </text:p>
            </text:list-item>
            <text:list-item>
              <text:p text:style-name="P7">Ext.<text:span text:style-name="T1">Template - A</text:span>llows you to create an entire DOM hierarchy with slots that later can be filled in with data. <text:span text:style-name="T17">-&gt;2</text:span><text:span text:style-name="T1"><text:line-break/><text:tab/></text:span>Ext.Template("&lt;div&gt;Hello {0}.&lt;/div&gt;") </text:p>
              <text:list>
                <text:list-item>
                  <text:p text:style-name="P7">myTpl.<text:span text:style-name="T1">compile</text:span>() - for faster compilation</text:p>
                </text:list-item>
                <text:list-item>
                  <text:p text:style-name="P7">Ext.<text:span text:style-name="T1">XTemplate </text:span><text:span text:style-name="T17">-&gt;2</text:span></text:p>
                  <text:list>
                    <text:list-item>
                      <text:p text:style-name="P7"><text:span text:style-name="T24">tpl</text:span><text:span text:style-name="T22"> tag is like a logic or behavior modifier for the template and has two operators, </text:span><text:span text:style-name="T23">for</text:span><text:span text:style-name="T22"> and </text:span><text:span text:style-name="T23">if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25">Conventions:</text:span><text:span text:style-name="T26"> </text:span></text:p>
          <text:list>
            <text:list-item>
              <text:p text:style-name="P18">Anything encapsulated in curly braces and brackets ({[ . .. JS code ... ] }) will be interpreted as generic JavaScript </text:p>
            </text:list-item>
            <text:list-item>
              <text:p text:style-name="P7"><text:span text:style-name="T26">Ext.</text:span><text:span text:style-name="T20">get</text:span><text:span text:style-name="T26"> () - getElementById - <text:s/>allows Ext to wrap its element management class, Ext.Element, around a referenced element. Ext.Element provides access to </text:span><text:span text:style-name="T21">Ext.util.Observable , </text:span><text:span text:style-name="T26">which serves as <text:s/>a base for event handling.</text:span></text:p>
            </text:list-item>
          </text:list>
        </text:list-item>
        <text:list-item>
          <text:p text:style-name="P11"><text:span text:style-name="T25">Event handling:</text:span><text:span text:style-name="T26"> </text:span></text:p>
          <text:list>
            <text:list-item>
              <text:p text:style-name="P7"><text:span text:style-name="T26">divElement</text:span><text:span text:style-name="T30">.on</text:span><text:span text:style-name="T27">(</text:span><text:span text:style-name="T26">'click', doSomething, </text:span><text:span text:style-name="T27">scopeRef</text:span><text:span text:style-name="T26">, [opt1, opt2]</text:span><text:span text:style-name="T27">); <text:line-break/></text:span><text:span text:style-name="T26">divElement</text:span><text:span text:style-name="T30">.on</text:span><text:span text:style-name="T27">(</text:span><text:span text:style-name="T26">'click', function(eventObj, elRef) { ..}, </text:span><text:span text:style-name="T27">scopeRef</text:span><text:span text:style-name="T26">, [opt1, opt2]</text:span><text:span text:style-name="T27">); </text:span></text:p>
            </text:list-item>
            <text:list-item>
              <text:p text:style-name="P7"><text:span text:style-name="T26">eventObj <text:s/>= new Ext.util.Observable(); <text:line-break/>eventObj.stopEvent() to stop event bubbling. </text:span><text:span text:style-name="T19">-&gt;3</text:span></text:p>
            </text:list-item>
            <text:list-item>
              <text:p text:style-name="P23"><text:span text:style-name="T28">eventObj.</text:span><text:span text:style-name="T29">removeListener</text:span><text:span text:style-name="T28">('event name', event function); </text:span></text:p>
            </text:list-item>
            <text:list-item>
              <text:p text:style-name="P18"/>
            </text:list-item>
          </text:list>
        </text:list-item>
      </text:list>
      <text:p text:style-name="P4"/>
      <text:p text:style-name="P1"/>
      <text:p text:style-name="P1"/>
      <text:p text:style-name="P5">Concepts</text:p>
      <text:list xml:id="list272320981" text:style-name="L2">
        <text:list-item>
          <text:p text:style-name="P16"><text:soft-page-break/>Terminology</text:p>
          <text:list>
            <text:list-item>
              <text:p text:style-name="P27"><text:span text:style-name="T7">Component</text:span><text:span text:style-name="T6"> model dictates how UI widgets are instantiated, rendered, and destroyed in what’s known as the component lifecycle. </text:span></text:p>
            </text:list-item>
            <text:list-item>
              <text:p text:style-name="P27"><text:span text:style-name="T7">Container</text:span><text:span text:style-name="T6"> model controls how widgets can manage (or contain) other child widgets. Some subclases are:</text:span></text:p>
              <text:list>
                <text:list-item>
                  <text:p text:style-name="P28"><text:span text:style-name="T8">TabPanel</text:span><text:span text:style-name="T5"> </text:span><text:span text:style-name="T6">is a container that manages one or more child items, which can be accessed via tabs. </text:span></text:p>
                </text:list-item>
                <text:list-item>
                  <text:p text:style-name="P28"><text:span text:style-name="T5">Window </text:span><text:span text:style-name="T6">- parent-child relation</text:span></text:p>
                </text:list-item>
                <text:list-item>
                  <text:p text:style-name="P28"><text:span text:style-name="T5">Panel</text:span><text:span text:style-name="T6"> - parent-child relation</text:span></text:p>
                </text:list-item>
                <text:list-item>
                  <text:p text:style-name="P12">FormPanel,</text:p>
                </text:list-item>
                <text:list-item>
                  <text:p text:style-name="P12">TabPanel</text:p>
                </text:list-item>
                <text:list-item>
                  <text:p text:style-name="P12">FieldSet</text:p>
                </text:list-item>
                <text:list-item>
                  <text:p text:style-name="P12">QuickTip </text:p>
                </text:list-item>
              </text:list>
            </text:list-item>
            <text:list-item>
              <text:p text:style-name="P27"><text:span text:style-name="T7">Layouts: </text:span><text:span text:style-name="T6">Layouts are implemented by a container to visually organize child items in the container‘s content body. </text:span></text:p>
            </text:list-item>
          </text:list>
          <text:p text:style-name="P8"><text:line-break/></text:p>
        </text:list-item>
        <text:list-item>
          <text:p text:style-name="P16">Base Services</text:p>
          <text:list>
            <text:list-item>
              <text:p text:style-name="P27"><text:span text:style-name="T7">Core: C</text:span><text:span text:style-name="T6">omprises of many of the basic features such as Ajax communication, DOM manipulation, and event management </text:span></text:p>
            </text:list-item>
            <text:list-item>
              <text:p text:style-name="P27"><text:span text:style-name="T7">UI components: </text:span><text:span text:style-name="T6">Contain all of the widgets that interface with the user </text:span></text:p>
            </text:list-item>
            <text:list-item>
              <text:p text:style-name="P27"><text:span text:style-name="T7">Web Remoting: </text:span><text:span text:style-name="T6">Web remoting is a means for JavaScript to (remotely) execute method calls that are defined and exposed on the server, which is commonly known as a Remote Procedure Call, or RPC. </text:span></text:p>
            </text:list-item>
            <text:list-item>
              <text:p text:style-name="P27"><text:span text:style-name="T7">Data Services: </text:span><text:span text:style-name="T6">Takes care of fetching, parsing Array, XML, and JSON . The main consumer s are:</text:span></text:p>
            </text:list-item>
            <text:list-item>
              <text:p text:style-name="P8"><text:span text:style-name="T1">GridPanel: </text:span>GridPanel is a subclass of Panel and <text:span text:style-name="T10">presents data in a table-like format</text:span>, offering sortable, resizable, and movable column headers and selection models such as <text:span text:style-name="T14">RowSelectionModel</text:span><text:span text:style-name="T13"> , </text:span><text:span text:style-name="T14">CellSelectionModel and EditorGridPanel</text:span><text:span text:style-name="T10">.</text:span></text:p>
            </text:list-item>
            <text:list-item>
              <text:p text:style-name="P8"><text:span text:style-name="T29">DataView</text:span><text:span text:style-name="T28"> : The DataView class consumes data from a store, paints it onscreen using a </text:span><text:span text:style-name="T15">Template</text:span><text:span text:style-name="T28">, and provides a simple selection model. <text:line-break/>An Ext JS Template is a DOM utility that allows you to create a template, with placeholders for data elements, which can be filled in by individual records in a store and stamped out on the DOM. </text:span></text:p>
            </text:list-item>
            <text:list-item>
              <text:p text:style-name="P8"><text:span text:style-name="T29">ListView </text:span><text:span text:style-name="T28">: The ListView, is used for displaying data from a store in a grid-like fashion</text:span></text:p>
            </text:list-item>
            <text:list-item>
              <text:p text:style-name="P8"><text:span text:style-name="T29">TreePanel: </text:span><text:span text:style-name="T28">TreePanel widget doesn‘t consume data from a data store, but consumes hierarchical data via the usage of the </text:span><text:span text:style-name="T15">data.Tree class</text:span><text:span text:style-name="T28">. </text:span></text:p>
            </text:list-item>
            <text:list-item>
              <text:p text:style-name="P12">Drag and Drop</text:p>
            </text:list-item>
            <text:list-item>
              <text:p text:style-name="P8"><text:span text:style-name="T1">Utilities: </text:span>Cool utility classes to help perform routine tasks easier. <text:line-break/></text:p>
            </text:list-item>
          </text:list>
        </text:list-item>
        <text:list-item>
          <text:p text:style-name="P16">Component Model</text:p>
          <text:list>
            <text:list-item>
              <text:p text:style-name="P8"><text:span text:style-name="T1">XTypes</text:span> - allows for lazy instantiation of Components, which can speed up complex user interfaces and can clean up our code quite a bit . <text:line-break/>It is a JavaScript object, which contains an xtype property with a string value denoting class the XType is for. <text:line-break/>var myPanel = { </text:p>
              <text:list>
                <text:list-header>
                  <text:p text:style-name="P8">xtype : 'panel', <text:line-break/>height : 100, <text:line-break/>width : 100, <text:line-break/>html : 'Hello!'<text:line-break/>}; <text:line-break/>Here myPanel is an XType configuration object that would be used to configure an Ext.Panel <text:soft-page-break/>widget. <text:span text:style-name="T1">Eevery widget is registered to Ext.ComponentMgr class with a unique string key </text:span><text:span text:style-name="T1">and a reference to that class, which is referred to as XType.</text:span> At the tail end of each ExtUI widget class, you'll find the registration of that widget in the Ext.ComponentMgr.</text:p>
                  <text:p text:style-name="P8">Registration is done like:<text:line-break/> Ext.reg ('myCustomComponent', myApp.customClass); <text:line-break/><text:line-break/>The act of registring a Component to the ComponentMgr appends or replaces the new Component to the internal reference map of the ComponentMgr singleton. After registration you can specify your own Component as an XType: <text:line-break/><text:line-break/>new Ext.Panel(){<text:line-break/> ...<text:line-break/> items : {<text:line-break/> xtype : 'myCustomComponent',<text:line-break/> .........<text:line-break/> }<text:line-break/>};<text:line-break/><text:line-break/>When a visual Component, which can contain children, is initialized, it looks to see if it has <text:span text:style-name="T33">this.items </text:span>and will inspect <text:s/><text:span text:style-name="T1">this.items </text:span>for XType configuration objects. If found, it will attempt to create an instance of that component using <text:span text:style-name="T1">ComponentMgr.create</text:span>.<text:line-break/></text:p>
                </text:list-header>
              </text:list>
            </text:list-item>
            <text:list-item>
              <text:p text:style-name="P12">Component rendering </text:p>
            </text:list-item>
          </text:list>
        </text:list-item>
      </text:list>
      <text:p text:style-name="P3"><text:span text:style-name="T9"><text:tab/><text:tab/>Call </text:span><text:span text:style-name="T32">doLayout </text:span><text:span text:style-name="T9">when you add items to a Container at runtime.</text:span></text:p>
      <text:list xml:id="list1168759359" text:continue-numbering="true" text:style-name="L2">
        <text:list-item>
          <text:list>
            <text:list-item>
              <text:list>
                <text:list-item>
                  <text:p text:style-name="P8">Direct rendering – When a subclass of Component is instantiated with either <text:span text:style-name="T1">renderTo</text:span> or <text:span text:style-name="T1">applyTo, </text:span>renderTo points to a reference from which the component renders itself; and applyTo refrences an element that has HTML, structured in such a way that allows the Component to create its own child elements based on referenced HTML.<text:line-break/>Var myPanel = new Ext.Panel({<text:line-break/> renderTo : document.body,<text:line-break/> ...<text:line-break/>});</text:p>
                </text:list-item>
                <text:list-item>
                  <text:p text:style-name="P8">lazy rendering - <text:line-break/>Var myPanel = new Ext.Panel({<text:line-break/> ...<text:line-break/>});<text:line-break/> ... <text:tab/><text:tab/><text:tab/>// bussiness logic<text:line-break/> renderTo : document.body,</text:p>
                </text:list-item>
              </text:list>
            </text:list-item>
            <text:list-item>
              <text:p text:style-name="P12">Component lifecycle </text:p>
              <text:list>
                <text:list-item>
                  <text:p text:style-name="P8">Initialization: Here component is born. All necessary configuration settings, event registration, and pre render process take place in this phase.</text:p>
                  <text:list>
                    <text:list-item>
                      <text:p text:style-name="P8">The configuration is applied – when instantiating an instance of Component, you pass a configuration object, which contains all of necessary parameters and refrences to allow Component to do what its designed to do.</text:p>
                    </text:list-item>
                    <text:list-item>
                      <text:p text:style-name="P8">Registration of base component <text:span text:style-name="T10">events – </text:span><text:span text:style-name="T28">Each subclass of Ext.Component has a set of core events that are fired from base class, after/ before some event.</text:span></text:p>
                    </text:list-item>
                    <text:list-item>
                      <text:p text:style-name="P13">ComponentMgr registration – Each Componen that's instantiated is registered with the ComponentMgr class with a unique Ext-generated string ID., which can be overrided</text:p>
                    </text:list-item>
                    <text:list-item>
                      <text:p text:style-name="P13">Plugins initialization – If plugins are passed in configurtion object their init method is called, with parent Component passed as reference.</text:p>
                    </text:list-item>
                    <text:list-item>
                      <text:p text:style-name="P8"><text:span text:style-name="T28">State is initialized – If the component is state aware, it will register its state with global </text:span><text:span text:style-name="T29">StateManager</text:span><text:span text:style-name="T28"> class.</text:span></text:p>
                    </text:list-item>
                    <text:list-item>
                      <text:p text:style-name="P13"><text:soft-page-break/>Component is rendered direct or lazily.</text:p>
                    </text:list-item>
                  </text:list>
                </text:list-item>
                <text:list-item>
                  <text:p text:style-name="P13">Render: If a Component is a child of another Component, its render method will be called by the parent Component. Different steps are:</text:p>
                  <text:list>
                    <text:list-item>
                      <text:p text:style-name="P14">beforesender is fired – <text:span text:style-name="T28">Component fires beforesender event and checks the return of any of registered event handlers.</text:span></text:p>
                    </text:list-item>
                    <text:list-item>
                      <text:p text:style-name="P14">Container is set – <text:span text:style-name="T28">A Component lives in Container</text:span></text:p>
                    </text:list-item>
                    <text:list-item>
                      <text:p text:style-name="P14"><text:span text:style-name="T28">onRender is executed – </text:span><text:span text:style-name="T31">Each subclass is expected to call its superclass.onRender first when extending Ext.Component or any subclass thereafter. </text:span></text:p>
                    </text:list-item>
                    <text:list-item>
                      <text:p text:style-name="P19">The Component is unhidden – Many Components are rendered hidden using the default Ext CSS class like 'x-hidden'. If the autoShow property is set, any Ext CSS classes that are used for hiding Components are removed.</text:p>
                    </text:list-item>
                    <text:list-item>
                      <text:p text:style-name="P19">Custom styles are applied.</text:p>
                    </text:list-item>
                    <text:list-item>
                      <text:p text:style-name="P19">Render event is fired</text:p>
                    </text:list-item>
                    <text:list-item>
                      <text:p text:style-name="P19">afterRender is executed</text:p>
                    </text:list-item>
                    <text:list-item>
                      <text:p text:style-name="P19">The Component is hideen and /or disabled – Based on hidden or disabled as true in Configuration object, the hide or disabled method is called.</text:p>
                    </text:list-item>
                    <text:list-item>
                      <text:p text:style-name="P19">State-specific events are fired – If Component is state aware, it will initialize its sate-specific events with its Observable and register this this.saveEvent internal method as handler for each of those state events.</text:p>
                    </text:list-item>
                    <text:list-item>
                      <text:p text:style-name="P19">After render phase, if Component is not disabled, its ready for user interaction.<text:line-break/></text:p>
                    </text:list-item>
                  </text:list>
                </text:list-item>
                <text:list-item>
                  <text:p text:style-name="P24"><text:span text:style-name="T28">Destruction:<text:line-break/><text:tab/>var panel = Ext.getCmp('insertPanel');<text:line-break/><text:tab/>Ext.getCmp('myWin').</text:span><text:span text:style-name="T29">remove</text:span><text:span text:style-name="T28">(panel)<text:line-break/>Final phase of component's life:</text:span></text:p>
                  <text:list>
                    <text:list-item>
                      <text:p text:style-name="P19">beforeDestro is fired and called.</text:p>
                    </text:list-item>
                    <text:list-item>
                      <text:p text:style-name="P19">If a Component has been, any handlers registered to its Element are removed and Element is removed from DOM.</text:p>
                    </text:list-item>
                    <text:list-item>
                      <text:p text:style-name="P19">OnDestroy is called.</text:p>
                    </text:list-item>
                    <text:list-item>
                      <text:p text:style-name="P19">Component is uregistered from ComponentMgr.</text:p>
                    </text:list-item>
                    <text:list-item>
                      <text:p text:style-name="P19">Destroy event is fired.<text:line-break/></text:p>
                    </text:list-item>
                  </text:list>
                </text:list-item>
              </text:list>
            </text:list-item>
            <text:list-item>
              <text:p text:style-name="P21">Component can live in <text:span text:style-name="T34">tab panels </text:span>too – <text:span text:style-name="T9">Car rendering is fast due to deferred render</text:span></text:p>
              <text:list>
                <text:list-item>
                  <text:p text:style-name="P19">If you plan on populating forms with tabs, be sure to set <text:span text:style-name="T11">deferredRender</text:span> false.</text:p>
                </text:list-item>
                <text:list-item>
                  <text:p text:style-name="P21"><text:span text:style-name="T9">Set </text:span>LayoutOnTabChange <text:span text:style-name="T9">to</text:span> true <text:span text:style-name="T9">in case of problems, as it calls doLayout on child items, when tab is activated.<text:line-break/></text:span></text:p>
                </text:list-item>
              </text:list>
            </text:list-item>
          </text:list>
        </text:list-item>
        <text:list-item>
          <text:p text:style-name="P25">Container</text:p>
          <text:list>
            <text:list-item>
              <text:p text:style-name="P20">Layout</text:p>
              <text:list>
                <text:list-item>
                  <text:p text:style-name="P20">Container</text:p>
                  <text:list>
                    <text:list-item>
                      <text:p text:style-name="P20">Border</text:p>
                    </text:list-item>
                    <text:list-item>
                      <text:p text:style-name="P20">Box</text:p>
                      <text:list>
                        <text:list-item>
                          <text:p text:style-name="P20">HBoxLayout</text:p>
                        </text:list-item>
                        <text:list-item>
                          <text:p text:style-name="P20">VBoxLayout</text:p>
                        </text:list-item>
                      </text:list>
                    </text:list-item>
                    <text:list-item>
                      <text:p text:style-name="P20">Column</text:p>
                    </text:list-item>
                    <text:list-item>
                      <text:p text:style-name="P20">Fit</text:p>
                      <text:list>
                        <text:list-item>
                          <text:p text:style-name="P20">Accordian</text:p>
                        </text:list-item>
                        <text:list-item>
                          <text:p text:style-name="P20">Card</text:p>
                        </text:list-item>
                      </text:list>
                    </text:list-item>
                    <text:list-item>
                      <text:p text:style-name="P20">Table</text:p>
                    </text:list-item>
                    <text:list-item>
                      <text:p text:style-name="P20">Anchor</text:p>
                      <text:list>
                        <text:list-item>
                          <text:p text:style-name="P20">Asolute</text:p>
                        </text:list-item>
                        <text:list-item>
                          <text:p text:style-name="P20">Form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oft-page-break/><text:span text:style-name="T1">Container Layout</text:span>: Piles items on top of another.</text:p>
            </text:list-item>
            <text:list-item>
              <text:p text:style-name="P22">Anchor Layout : <text:span text:style-name="T9">Same as container, except has </text:span><text:span text:style-name="T12">anchor </text:span><text:span text:style-name="T9">property for size calculation, relative to parent</text:span></text:p>
            </text:list-item>
            <text:list-item>
              <text:p text:style-name="P22">Form Layout : <text:span text:style-name="T9">It is a direct subclass of formLayoutLike Anchor Layout, except it wraps each child element in a div with the class </text:span><text:span text:style-name="T12">x-form-item</text:span><text:span text:style-name="T9">, which makes each item stack vertically like an outline.</text:span></text:p>
            </text:list-item>
            <text:list-item>
              <text:p text:style-name="P22">Absolute Layout – <text:span text:style-name="T9">Fixes position of child by setting CSS 'position' to 'absolute</text:span></text:p>
            </text:list-item>
            <text:list-item>
              <text:p text:style-name="P22">Fit Layout<text:span text:style-name="T9"> – It forces a Container's single child to 'fit' to its body element</text:span></text:p>
            </text:list-item>
            <text:list-item>
              <text:p text:style-name="P22">Accordion Layout : <text:span text:style-name="T9">A direct subclass of </text:span>Fit layout, <text:span text:style-name="T9">is useful when you want to display multiple panels vertically stacked, where only a single item can be expanded or stacked.</text:span></text:p>
            </text:list-item>
            <text:list-item>
              <text:p text:style-name="P22">Card Layout – <text:span text:style-name="T9">A direct subclass of Fit layout, ensure that its children conform to size of Container. However it can have multiple children under its control.<text:line-break/> Except for initial active item, </text:span><text:span text:style-name="T12">card layout </text:span><text:span text:style-name="T9">leaves all flipping to end developer with public </text:span>setActiveItem<text:span text:style-name="T9"> method</text:span></text:p>
            </text:list-item>
            <text:list-item>
              <text:p text:style-name="P22">Border – <text:span text:style-name="T9">Each region of BorderLayout is managed by the BorderLAyout.Region class, which provides all of the UI and programmatic controls to that specific division of layout scheme.<text:line-break/><text:tab/>It however has a disadvantage – once a child in aregion is defined / created, it can't be changed. As BorderLayout.Region is a base class and </text:span>doesn't extend Container <text:span text:style-name="T9">, it do not have the power to replace a child once it is instantiated. To fix this, <text:s/>for each region where you wish to replace Components, specify a Container as a region</text:span></text:p>
            </text:list-item>
          </text:list>
        </text:list-item>
      </text:list>
      <text:p text:style-name="P2"/>
      <text:p text:style-name="P2"/>
      <text:p text:style-name="P1">Widgets</text:p>
      <text:p text:style-name="P2"/>
      <text:list xml:id="list1484395846" text:style-name="L3">
        <text:list-item>
          <text:p text:style-name="P30"><text:span text:style-name="T4">Form -</text:span><text:span text:style-name="T3"> Each of Ext JS fields includes utilities to perform actions like get and set values, mark the field as invalid, reset, and perform validations against the field.</text:span></text:p>
          <text:list>
            <text:list-item>
              <text:p text:style-name="P9">TextField , TextArea </text:p>
            </text:list-item>
            <text:list-item>
              <text:p text:style-name="P9">NumberField - for decimal precision and range</text:p>
            </text:list-item>
            <text:list-item>
              <text:p text:style-name="P9">Radio, Checkbox </text:p>
            </text:list-item>
            <text:list-item>
              <text:p text:style-name="P9">HTML editor is WYSIWYG</text:p>
            </text:list-item>
            <text:list-item>
              <text:p text:style-name="P9">ComboBox </text:p>
            </text:list-item>
          </text:list>
        </text:list-item>
        <text:list-item>
          <text:p text:style-name="P33"><text:span text:style-name="T2">Toolbar: </text:span><text:span text:style-name="T4">Toolbar allows to place in it widget ,generally developers place menus and buttons in it. </text:span></text:p>
        </text:list-item>
        <text:list-item>
          <text:p text:style-name="P33"><text:span text:style-name="T2">Button: </text:span><text:span text:style-name="T4">Can include icons as well as tex t</text:span></text:p>
        </text:list-item>
        <text:list-item>
          <text:p text:style-name="P33"><text:span text:style-name="T2">Menus</text:span><text:span text:style-name="T4">: Menus can be displayed by clicking a button on the toolbar or shown on demand at any X </text:span><text:span text:style-name="T4">and Y coordinates on screen. </text:span></text:p>
        </text:list-item>
        <text:list-item>
          <text:p text:style-name="P33"><text:span text:style-name="T2">MessageBox: </text:span><text:span text:style-name="T4">MessageBox is a utility class, which allows you to easily provide feedback </text:span></text:p>
        </text:list-item>
        <text:list-item>
          <text:p text:style-name="P33"><text:span text:style-name="T2">Slider: </text:span><text:span text:style-name="T4">Slider <text:s/>leverages drag and drop. </text:span></text:p>
        </text:list-item>
        <text:list-item>
          <text:p text:style-name="P33"><text:span text:style-name="T16">Layouts</text:span><text:span text:style-name="T4"> - AutoLayout, MenuLayout, ToolbarLayout, BoxLayout, VBoxLayout, and HBoxLayout </text:span></text:p>
        </text:list-item>
      </text:list>
      <text:p text:style-name="P2"/>
      <text:p text:style-name="P1"/>
      <text:p text:style-name="P1">Structure &amp; set up</text:p>
      <text:p text:style-name="P2"/>
      <text:list xml:id="list1701179033" text:style-name="L4">
        <text:list-item>
          <text:p text:style-name="P31"><text:span text:style-name="T4">adapter</text:span><text:span text:style-name="T3"> - Contains the ext-base.js. Also contains necessary adapters and supported versions of Prototype, jQuery.</text:span></text:p>
        </text:list-item>
        <text:list-item>
          <text:p text:style-name="P31"><text:span text:style-name="T4">Build </text:span><text:span text:style-name="T3">- <text:s/>It’s a deflated version of the source directory. </text:span></text:p>
        </text:list-item>
        <text:list-item>
          <text:p text:style-name="P31"><text:span text:style-name="T4">resources - </text:span><text:span text:style-name="T3">Contains all of the necessary images and CSS required to use the UI widgets. </text:span></text:p>
        </text:list-item>
        <text:list-item>
          <text:p text:style-name="P31"><text:span text:style-name="T4">src - </text:span><text:span text:style-name="T3">Holds the entire framework, including all of the comments. </text:span></text:p>
        </text:list-item>
      </text:list>
      <text:p text:style-name="P17"/>
      <text:p text:style-name="P15">Set Up:</text:p>
      <text:list xml:id="list1257664879" text:style-name="L5">
        <text:list-item>
          <text:p text:style-name="P10">Min 3 files required:</text:p>
          <text:list>
            <text:list-header>
              <text:p text:style-name="P10"><text:soft-page-break/>&lt;link rel="stylesheet" type="text/css" href="extjs/resources/css/ext-all.css" /&gt; <text:line-break/>&lt;script type="text/javascript" src="extjs/adapter/ext/ext-base-debug.js"&gt; &lt;/script&gt; <text:line-break/>&lt;script type="text/javascript" src="extjs/ext-all-debug.js"&gt;&lt;/script&gt; </text:p>
            </text:list-header>
          </text:list>
        </text:list-item>
        <text:list-item>
          <text:p text:style-name="P29"><text:span text:style-name="T3">Loading other libs<text:line-break/> &lt;script type="text/javascript" src="extjs/</text:span><text:span text:style-name="T2">adapter</text:span><text:span text:style-name="T3">/jQuery/jQuery.js "&gt; &lt;/script&gt; </text:span></text:p>
        </text:list-item>
        <text:list-item>
          <text:p text:style-name="P32"><text:span text:style-name="T4">BLANK_IMAGE_URL <text:line-break/> </text:span><text:span text:style-name="T18">Ext.BLANK_IMAGE_URL = 'extjs/resources/images/default/s.gif'; </text:span></text:p>
          <text:p text:style-name="P32"><text:span text:style-name="T18"/></text:p>
        </text:list-item>
      </text:list>
      <text:p text:style-name="P26">Structure &amp; set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2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17:49:08</dc:date>
    <dc:creator>Nitin Nayal</dc:creator>
    <meta:generator>LibreOffice/3.5$Linux_X86_64 LibreOffice_project/350m1$Build-2</meta:generator>
    <meta:editing-duration>PT21H54M53S</meta:editing-duration>
    <meta:editing-cycles>90</meta:editing-cycles>
    <meta:document-statistic meta:table-count="0" meta:image-count="0" meta:object-count="0" meta:page-count="6" meta:paragraph-count="134" meta:word-count="1886" meta:character-count="11726" meta:non-whitespace-character-count="9992"/>
  </office:meta>
</office:document-meta>
</file>